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17cm" style:rel-column-width="65535*"/>
    </style:style>
    <style:style style:name="Table1.A1" style:family="table-cell">
      <style:table-cell-properties style:vertical-align="middle"/>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style>
    <style:style style:name="P6" style:family="paragraph" style:parent-style-name="Text_20_body">
      <style:text-properties style:text-underline-style="solid" style:text-underline-width="auto" style:text-underline-color="font-color"/>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style>
    <style:style style:name="P10" style:family="paragraph" style:parent-style-name="Text_20_body" style:list-style-name="L3"/>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list-style-name="L4"/>
    <style:style style:name="P13" style:family="paragraph" style:parent-style-name="Text_20_body">
      <style:text-properties style:text-underline-style="none"/>
    </style:style>
    <style:style style:name="P14" style:family="paragraph" style:parent-style-name="Text_20_body" style:list-style-name="L1">
      <style:paragraph-properties fo:margin-top="0cm" fo:margin-bottom="0cm"/>
    </style:style>
    <style:style style:name="P15" style:family="paragraph" style:parent-style-name="Text_20_body" style:list-style-name="L2">
      <style:paragraph-properties fo:margin-top="0cm" fo:margin-bottom="0cm"/>
    </style:style>
    <style:style style:name="P16" style:family="paragraph" style:parent-style-name="Text_20_body" style:list-style-name="L4">
      <style:paragraph-properties fo:margin-top="0cm" fo:margin-bottom="0cm"/>
    </style:style>
    <style:style style:name="T1" style:family="text">
      <style:text-properties fo:color="#646464"/>
    </style:style>
    <style:style style:name="T2" style:family="text">
      <style:text-properties fo:color="#646464" style:font-name="Monospace" fo:font-size="10pt" style:font-name-asian="Monospace" style:font-size-asian="10pt" style:font-name-complex="Monospace" style:font-size-complex="10pt"/>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2a00ff"/>
    </style:style>
    <style:style style:name="T6" style:family="text">
      <style:text-properties fo:color="#2a00ff" style:font-name="Monospace" fo:font-size="10pt" style:font-name-asian="Monospace" style:font-size-asian="10pt" style:font-name-complex="Monospace" style:font-size-complex="10pt"/>
    </style:style>
    <style:style style:name="T7" style:family="text">
      <style:text-properties fo:font-weight="bold"/>
    </style:style>
    <style:style style:name="T8" style:family="text">
      <style:text-properties fo:font-size="18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tful web services</text:p>
      <text:p text:style-name="Standard"/>
      <text:p text:style-name="Standard"/>
      <text:p text:style-name="P1">Advantages:</text:p>
      <text:p text:style-name="P1"/>
      <text:list xml:id="list1750793639" text:style-name="L1">
        <text:list-item>
          <text:p text:style-name="P14">Use HTTP methods explicitly.</text:p>
        </text:list-item>
        <text:list-item>
          <text:p text:style-name="P14">Be stateless. The web services are completely stateless. A good test is to consider whether the interaction can survive a restart of the server.</text:p>
        </text:list-item>
      </text:list>
      <text:list xml:id="list665220591" text:style-name="L2">
        <text:list-item>
          <text:p text:style-name="P15">Expose directory structure-like URIs.</text:p>
        </text:list-item>
        <text:list-item>
          <text:p text:style-name="P15">A caching infrastructure can be leveraged for performance. If the data that the web service returns is not dynamically generated and can be cached, then the caching infrastructure that web servers and other intermediaries inherently provide can be leveraged to improve performance. </text:p>
        </text:list-item>
        <text:list-item>
          <text:p text:style-name="P15">Bandwidth is particularly important and needs to be limited. REST is particularly useful for limited-profile devices such as PDAs and mobile phones, for which the overhead of headers and additional layers of SOAP elements on the XML payload must be restricted.</text:p>
        </text:list-item>
      </text:list>
      <text:list xml:id="list1025639158" text:style-name="L3">
        <text:list-item>
          <text:p text:style-name="P10">Transfer XML, JavaScript Object Notation (JSON), or both</text:p>
        </text:list-item>
        <text:list-item>
          <text:p text:style-name="P10">Web service delivery or aggregation into existing web sites can be enabled easily with a RESTful style.</text:p>
        </text:list-item>
      </text:list>
      <text:p text:style-name="P6"/>
      <text:p text:style-name="P6">A SOAP-based design may be appropriate when</text:p>
      <text:p text:style-name="P13">The architecture must address complex nonfunctional requirements. Many web services specifications address such requirements and establish a common vocabulary for them. Examples include Transactions, Security, Addressing, Trust, Coordination, and so on.</text:p>
      <text:p text:style-name="P13"/>
      <text:p text:style-name="P6"/>
      <text:p text:style-name="P6"/>
      <text:p text:style-name="P1"><text:bookmark text:name="N1007B"/>Use HTTP methods explicitly</text:p>
      <text:p text:style-name="P6"/>
      <text:list xml:id="list1590870906" text:style-name="L4">
        <text:list-item>
          <text:p text:style-name="P16">To create a resource on the server, use POST.</text:p>
        </text:list-item>
        <text:list-item>
          <text:p text:style-name="P16">To retrieve a resource, use GET.</text:p>
        </text:list-item>
        <text:list-item>
          <text:p text:style-name="P16">To change the state of a resource or to update it, use PUT.</text:p>
        </text:list-item>
        <text:list-item>
          <text:p text:style-name="P12">To remove or delete a resource, use DELETE.</text:p>
        </text:list-item>
      </text:list>
      <text:p text:style-name="Text_20_body"/>
      <text:p text:style-name="Text_20_body"/>
      <text:p text:style-name="P6">Annotations</text:p>
      <text:p text:style-name="P6"/>
      <text:p text:style-name="P3"><text:span text:style-name="T1">@</text:span><text:span text:style-name="T3">Path(</text:span><text:span text:style-name="T5">"/security"</text:span><text:span text:style-name="T3">)</text:span></text:p>
      <text:p text:style-name="P5"><text:span text:style-name="T2">@</text:span><text:span text:style-name="T4">RolesAllowed({ </text:span><text:span text:style-name="T6">"user"</text:span><text:span text:style-name="T4"> })</text:span></text:p>
      <text:p text:style-name="P4"><text:span text:style-name="T1">@</text:span><text:span text:style-name="T3">GET</text:span></text:p>
      <text:p text:style-name="P4"><text:span text:style-name="T1">@</text:span><text:span text:style-name="T3">Path(</text:span><text:span text:style-name="T5">"/version"</text:span><text:span text:style-name="T3">)</text:span></text:p>
      <text:p text:style-name="P5"><text:span text:style-name="T2">@</text:span><text:span text:style-name="T4">Produces({ </text:span><text:span text:style-name="T6">"application/json"</text:span><text:span text:style-name="T4">, </text:span><text:span text:style-name="T6">"application/xml"</text:span><text:span text:style-name="T4"> })</text:span></text:p>
      <text:p text:style-name="P8"/>
      <text:p text:style-name="P8"/>
      <text:p text:style-name="P8"/>
      <text:p text:style-name="P5"><text:soft-page-break/><text:span text:style-name="T8">Annotation Types Summary</text:span> </text:p>
      <text:p text:style-name="P5"><text:a xlink:type="simple" xlink:href="http://docs.oracle.com/javaee/6/api/javax/ws/rs/ApplicationPath.html"><text:span text:style-name="T7">ApplicationPath</text:span></text:a> Identifies the application path that serves as the base URI for all resource URIs provided by <text:a xlink:type="simple" xlink:href="http://docs.oracle.com/javaee/6/api/javax/ws/rs/Path.html"><text:span text:style-name="Source_20_Text">Path</text:span></text:a>. </text:p>
      <text:p text:style-name="P5"><text:a xlink:type="simple" xlink:href="http://docs.oracle.com/javaee/6/api/javax/ws/rs/Consumes.html"><text:span text:style-name="T7"/></text:a></text:p>
      <text:p text:style-name="P5"><text:a xlink:type="simple" xlink:href="http://docs.oracle.com/javaee/6/api/javax/ws/rs/Consumes.html"><text:span text:style-name="T7">Consumes</text:span></text:a> Defines the media types that the methods of a resource class or <text:a xlink:type="simple" xlink:href="http://docs.oracle.com/javaee/6/api/javax/ws/rs/ext/MessageBodyReader.html"><text:span text:style-name="Source_20_Text">MessageBodyReader</text:span></text:a> can accept.</text:p>
      <text:p text:style-name="P5"/>
      <text:p text:style-name="P5"><text:s/><text:a xlink:type="simple" xlink:href="http://docs.oracle.com/javaee/6/api/javax/ws/rs/CookieParam.html"><text:span text:style-name="T7">CookieParam</text:span></text:a> Binds the value of a HTTP cookie to a resource method parameter, resource class field, or resource class bean property. </text:p>
      <text:p text:style-name="P5"><text:a xlink:type="simple" xlink:href="http://docs.oracle.com/javaee/6/api/javax/ws/rs/DefaultValue.html"><text:span text:style-name="T7"/></text:a></text:p>
      <text:p text:style-name="P5"><text:a xlink:type="simple" xlink:href="http://docs.oracle.com/javaee/6/api/javax/ws/rs/DefaultValue.html"><text:span text:style-name="T7">DefaultValue</text:span></text:a> Defines the default value of request metadata that is bound using one of the following annotations: <text:a xlink:type="simple" xlink:href="http://docs.oracle.com/javaee/6/api/javax/ws/rs/PathParam.html"><text:span text:style-name="Source_20_Text">PathParam</text:span></text:a>, <text:a xlink:type="simple" xlink:href="http://docs.oracle.com/javaee/6/api/javax/ws/rs/QueryParam.html"><text:span text:style-name="Source_20_Text">QueryParam</text:span></text:a>, <text:a xlink:type="simple" xlink:href="http://docs.oracle.com/javaee/6/api/javax/ws/rs/MatrixParam.html"><text:span text:style-name="Source_20_Text">MatrixParam</text:span></text:a>, <text:a xlink:type="simple" xlink:href="http://docs.oracle.com/javaee/6/api/javax/ws/rs/CookieParam.html"><text:span text:style-name="Source_20_Text">CookieParam</text:span></text:a>, <text:a xlink:type="simple" xlink:href="http://docs.oracle.com/javaee/6/api/javax/ws/rs/FormParam.html"><text:span text:style-name="Source_20_Text">FormParam</text:span></text:a>, or <text:a xlink:type="simple" xlink:href="http://docs.oracle.com/javaee/6/api/javax/ws/rs/HeaderParam.html"><text:span text:style-name="Source_20_Text">HeaderParam</text:span></text:a>. </text:p>
      <text:p text:style-name="P5"><text:a xlink:type="simple" xlink:href="http://docs.oracle.com/javaee/6/api/javax/ws/rs/DELETE.html"><text:span text:style-name="T7"/></text:a></text:p>
      <text:p text:style-name="P5"><text:a xlink:type="simple" xlink:href="http://docs.oracle.com/javaee/6/api/javax/ws/rs/DELETE.html"><text:span text:style-name="T7">DELETE</text:span></text:a> Indicates that the annotated method responds to HTTP DELETE requests </text:p>
      <text:p text:style-name="P5"><text:a xlink:type="simple" xlink:href="http://docs.oracle.com/javaee/6/api/javax/ws/rs/Encoded.html"><text:span text:style-name="T7"/></text:a></text:p>
      <text:p text:style-name="P5"><text:a xlink:type="simple" xlink:href="http://docs.oracle.com/javaee/6/api/javax/ws/rs/Encoded.html"><text:span text:style-name="T7">Encoded</text:span></text:a> Disables automatic decoding of parameter values bound using <text:span text:style-name="Source_20_Text">QueryParam</text:span>, <text:span text:style-name="Source_20_Text">PathParam</text:span>, <text:span text:style-name="Source_20_Text">FormParam</text:span> or <text:span text:style-name="Source_20_Text">MatrixParam</text:span>. </text:p>
      <text:p text:style-name="P5"><text:a xlink:type="simple" xlink:href="http://docs.oracle.com/javaee/6/api/javax/ws/rs/FormParam.html"><text:span text:style-name="T7"/></text:a></text:p>
      <text:p text:style-name="P5"><text:a xlink:type="simple" xlink:href="http://docs.oracle.com/javaee/6/api/javax/ws/rs/FormParam.html"><text:span text:style-name="T7">FormParam</text:span></text:a> Binds the value(s) of a form parameter contained within a request entity body to a resource method parameter. </text:p>
      <text:p text:style-name="P5"><text:a xlink:type="simple" xlink:href="http://docs.oracle.com/javaee/6/api/javax/ws/rs/GET.html"><text:span text:style-name="T7"/></text:a></text:p>
      <text:p text:style-name="P5"><text:a xlink:type="simple" xlink:href="http://docs.oracle.com/javaee/6/api/javax/ws/rs/GET.html"><text:span text:style-name="T7">GET</text:span></text:a> Indicates that the annotated method responds to HTTP GET requests <text:a xlink:type="simple" xlink:href="http://docs.oracle.com/javaee/6/api/javax/ws/rs/HEAD.html"><text:span text:style-name="T7">HEAD</text:span></text:a> Indicates that the annotated method responds to HTTP HEAD requests <text:a xlink:type="simple" xlink:href="http://docs.oracle.com/javaee/6/api/javax/ws/rs/HeaderParam.html"><text:span text:style-name="T7">HeaderParam</text:span></text:a> Binds the value(s) of a HTTP header to a resource method parameter, resource class field, or resource class bean property. </text:p>
      <text:p text:style-name="P5"><text:a xlink:type="simple" xlink:href="http://docs.oracle.com/javaee/6/api/javax/ws/rs/HttpMethod.html"><text:span text:style-name="T7"/></text:a></text:p>
      <text:p text:style-name="P5"><text:a xlink:type="simple" xlink:href="http://docs.oracle.com/javaee/6/api/javax/ws/rs/HttpMethod.html"><text:span text:style-name="T7">HttpMethod</text:span></text:a> Associates the name of a HTTP method with an annotation. </text:p>
      <text:p text:style-name="P5"><text:a xlink:type="simple" xlink:href="http://docs.oracle.com/javaee/6/api/javax/ws/rs/MatrixParam.html"><text:span text:style-name="T7"/></text:a></text:p>
      <text:p text:style-name="P5"><text:a xlink:type="simple" xlink:href="http://docs.oracle.com/javaee/6/api/javax/ws/rs/MatrixParam.html"><text:span text:style-name="T7">MatrixParam</text:span></text:a> Binds the value(s) of a URI matrix parameter to a resource method parameter, resource class field, or resource class bean property. </text:p>
      <text:p text:style-name="P5"><text:a xlink:type="simple" xlink:href="http://docs.oracle.com/javaee/6/api/javax/ws/rs/OPTIONS.html"><text:span text:style-name="T7"/></text:a></text:p>
      <text:p text:style-name="P5"><text:a xlink:type="simple" xlink:href="http://docs.oracle.com/javaee/6/api/javax/ws/rs/OPTIONS.html"><text:span text:style-name="T7">OPTIONS</text:span></text:a> Indicates that the annotated method responds to HTTP OPTIONS requests <text:a xlink:type="simple" xlink:href="http://docs.oracle.com/javaee/6/api/javax/ws/rs/Path.html"><text:span text:style-name="T7">Path</text:span></text:a> Identifies the URI path that a resource class or class method will serve requests for. </text:p>
      <text:p text:style-name="P5"><text:a xlink:type="simple" xlink:href="http://docs.oracle.com/javaee/6/api/javax/ws/rs/PathParam.html"><text:span text:style-name="T7"/></text:a></text:p>
      <text:p text:style-name="P5"><text:a xlink:type="simple" xlink:href="http://docs.oracle.com/javaee/6/api/javax/ws/rs/PathParam.html"><text:span text:style-name="T7">PathParam</text:span></text:a> Binds the value of a URI template parameter or a path segment containing the template parameter to a resource method parameter, resource class field, or resource class bean property. </text:p>
      <text:p text:style-name="P5"><text:a xlink:type="simple" xlink:href="http://docs.oracle.com/javaee/6/api/javax/ws/rs/POST.html"><text:span text:style-name="T7"/></text:a></text:p>
      <text:p text:style-name="P5"><text:a xlink:type="simple" xlink:href="http://docs.oracle.com/javaee/6/api/javax/ws/rs/POST.html"><text:span text:style-name="T7">POST</text:span></text:a> Indicates that the annotated method responds to HTTP POST requests <text:a xlink:type="simple" xlink:href="http://docs.oracle.com/javaee/6/api/javax/ws/rs/Produces.html"><text:span text:style-name="T7">Produces</text:span></text:a> Defines the media type(s) that the methods of a resource class or <text:a xlink:type="simple" xlink:href="http://docs.oracle.com/javaee/6/api/javax/ws/rs/ext/MessageBodyWriter.html"><text:span text:style-name="Source_20_Text">MessageBodyWriter</text:span></text:a> can produce. </text:p>
      <text:p text:style-name="P5"><text:a xlink:type="simple" xlink:href="http://docs.oracle.com/javaee/6/api/javax/ws/rs/PUT.html"><text:span text:style-name="T7"/></text:a></text:p>
      <text:p text:style-name="P5"><text:a xlink:type="simple" xlink:href="http://docs.oracle.com/javaee/6/api/javax/ws/rs/PUT.html"><text:span text:style-name="T7">PUT</text:span></text:a> Indicates that the annotated method responds to HTTP PUT requests <text:a xlink:type="simple" xlink:href="http://docs.oracle.com/javaee/6/api/javax/ws/rs/QueryParam.html"><text:span text:style-name="T7">QueryParam</text:span></text:a> Binds the value(s) of a HTTP query parameter to a resource method parameter, resource class field, or resource class bean property</text:p>
      <text:p text:style-name="P5"/>
      <text:p text:style-name="P5"/>
      <text:p text:style-name="P5"><text:span text:style-name="Strong_20_Emphasis">Web Application Description Language (WADL)</text:span> </text:p>
      <table:table table:name="Table1" table:style-name="Table1">
        <table:table-column table:style-name="Table1.A"/>
        <table:table-row>
          <table:table-cell table:style-name="Table1.A1" office:value-type="string">
            <text:p text:style-name="Table_20_Contents"><draw:frame draw:style-name="fr1" draw:name="graphics1" text:anchor-type="as-char" svg:width="0.041cm" svg:height="0.106cm" draw:z-index="0"><draw:image xlink:href="http://www.oracle.com/ocom/groups/public/@otn/documents/digitalasset/148611.gif" xlink:type="simple" xlink:show="embed" xlink:actuate="onLoad"/></draw:frame> </text:p>
          </table:table-cell>
        </table:table-row>
      </table:table>
      <text:p text:style-name="Text_20_body">The style of documenting RESTful web services that this article has previously described is fine for use by developers, but it prevents tools from programmatically consuming such services and generating artifacts specific to programming languages. For example, a WSDL file can be consumed by various tools and proxies or by generated stubs that applications can use directly. A research effort from Sun Labs called <text:a xlink:type="simple" xlink:href="http://research.sun.com/spotlight/2006/2006-04-24-TR153.html">Web Application Description Language (WADL)</text:a> attempts to <text:soft-page-break/>resolve some of these issues by providing a means to describe services in terms of schemas, HTTP methods, and the request or response structures exchanged. The schema in Code Sample 5 shows a sample WADL description for the example discussed previously.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siruddin Shaikh</meta:initial-creator>
    <meta:creation-date>2012-09-13T11:04:59</meta:creation-date>
    <meta:generator>OpenOffice.org/3.2$Linux OpenOffice.org_project/320m12$Build-9483</meta:generator>
    <dc:date>2012-09-14T12:09:06</dc:date>
    <dc:creator>Nasiruddin Shaikh</dc:creator>
    <meta:editing-duration>PT03H02M15S</meta:editing-duration>
    <meta:editing-cycles>14</meta:editing-cycles>
    <meta:document-statistic meta:table-count="1" meta:image-count="1" meta:object-count="0" meta:page-count="3" meta:paragraph-count="40" meta:word-count="680" meta:character-count="4471"/>
  </office:meta>
</office:document-meta>
</file>